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4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7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0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1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3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5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6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31" style:family="graphic" style:parent-style-name="objectwithoutfill">
      <style:graphic-properties svg:stroke-width="0.076cm" svg:stroke-color="#ff0000" draw:marker-start-width="0.305cm" draw:marker-end="Arrow_20_concave" draw:marker-end-width="0.406cm" draw:fill="solid" draw:textarea-vertical-align="middle" fo:padding-top="0.162cm" fo:padding-bottom="0.162cm" fo:padding-left="0.287cm" fo:padding-right="0.287cm"/>
    </style:style>
    <style:style style:name="gr32" style:family="graphic" style:parent-style-name="objectwithoutfill">
      <style:graphic-properties svg:stroke-width="0.076cm" svg:stroke-color="#0000ff" draw:marker-start-width="0.305cm" draw:marker-end="Rounded_20_short_20_Arrow" draw:marker-end-width="0.356cm" draw:fill="solid" draw:textarea-vertical-align="middle" fo:padding-top="0.162cm" fo:padding-bottom="0.162cm" fo:padding-left="0.287cm" fo:padding-right="0.287cm"/>
    </style:style>
    <style:style style:name="gr33" style:family="graphic" style:parent-style-name="standard">
      <style:graphic-properties draw:stroke="none" svg:stroke-color="#000000" draw:fill="none" draw:fill-color="#ffffff" fo:min-height="0.52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2.56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661cm"/>
      <style:paragraph-properties style:writing-mode="lr-tb"/>
    </style:style>
    <style:style style:name="gr36" style:family="graphic" style:parent-style-name="objectwithoutfill">
      <style:graphic-properties svg:stroke-width="0.076cm" svg:stroke-color="#000000" draw:marker-start-width="0.305cm" draw:marker-end="Rounded_20_short_20_Arrow" draw:marker-end-width="0.356cm" draw:fill="solid" draw:textarea-vertical-align="middle" fo:padding-top="0.162cm" fo:padding-bottom="0.162cm" fo:padding-left="0.287cm" fo:padding-right="0.287cm"/>
    </style:style>
    <style:style style:name="gr37" style:family="graphic" style:parent-style-name="standard">
      <style:graphic-properties draw:stroke="none" svg:stroke-color="#000000" draw:fill="none" draw:fill-color="#ffffff" fo:min-height="0.7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P19" style:family="paragraph">
      <style:text-properties fo:color="#0000ff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0000ff" fo:font-size="13pt" style:font-size-asian="13pt" style:font-size-complex="13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0000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IMU Position <text:s text:c="15"/></text:span><text:span text:style-name="T1">Last Editor:</text:span><text:span text:style-name="T2"> DAE <text:s text:c="3"/></text:span><text:span text:style-name="T1">Ver:</text:span><text:span text:style-name="T2"> 1 <text:s text:c="3"/></text:span><text:span text:style-name="T1">Date:</text:span><text:span text:style-name="T2"> 2020-04-23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IMU-position.odg <text:s/></text:span><text:span text:style-name="T2"><text:s text:c="9"/></text:span><text:span text:style-name="T1">Related files:</text:span><text:span text:style-name="T2"> <text:s text:c="34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7.869cm" svg:height="7.684cm" draw:transform="rotate (1.5707963267949) translate (6.973cm 17.356cm)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5" draw:layer="layout" svg:width="0.935cm" svg:height="0.468cm" draw:transform="rotate (1.5707963267949) translate (7.201cm 11.317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layout" svg:width="0.356cm" svg:height="0.356cm" draw:transform="rotate (1.5707963267949) translate (7.249cm 10.8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7.544cm" svg:y1="10.757cm" svg:x2="7.31cm" svg:y2="10.501cm">
                <text:p/>
              </draw:line>
            </draw:g>
            <draw:g>
              <draw:custom-shape draw:style-name="gr5" draw:text-style-name="P6" draw:layer="layout" svg:width="0.356cm" svg:height="0.356cm" draw:transform="rotate (1.5707963267949) translate (7.249cm 11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7.544cm" svg:y1="11.196cm" svg:x2="7.31cm" svg:y2="10.94cm">
                <text:p/>
              </draw:line>
            </draw:g>
          </draw:g>
          <draw:g>
            <draw:custom-shape draw:style-name="gr4" draw:text-style-name="P5" draw:layer="layout" svg:width="0.935cm" svg:height="0.468cm" draw:transform="rotate (1.5707963267949) translate (13.892cm 11.317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5" draw:text-style-name="P6" draw:layer="layout" svg:width="0.356cm" svg:height="0.356cm" draw:transform="rotate (1.5707963267949) translate (13.94cm 10.80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4.235cm" svg:y1="10.757cm" svg:x2="14.001cm" svg:y2="10.501cm">
                <text:p/>
              </draw:line>
            </draw:g>
            <draw:g>
              <draw:custom-shape draw:style-name="gr5" draw:text-style-name="P6" draw:layer="layout" svg:width="0.356cm" svg:height="0.356cm" draw:transform="rotate (1.5707963267949) translate (13.94cm 11.2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4.235cm" svg:y1="11.196cm" svg:x2="14.001cm" svg:y2="10.94cm">
                <text:p/>
              </draw:line>
            </draw:g>
          </draw:g>
          <draw:g>
            <draw:custom-shape draw:style-name="gr7" draw:text-style-name="P5" draw:layer="layout" svg:width="1.408cm" svg:height="0.468cm" draw:transform="rotate (1.5707963267949) translate (13.894cm 12.8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6" draw:layer="layout" svg:width="0.356cm" svg:height="0.356cm" draw:transform="rotate (1.5707963267949) translate (13.942cm 12.35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237cm" svg:y1="12.312cm" svg:x2="14.003cm" svg:y2="12.056cm">
              <text:p/>
            </draw:line>
            <draw:custom-shape draw:style-name="gr5" draw:text-style-name="P6" draw:layer="layout" svg:width="0.356cm" svg:height="0.356cm" draw:transform="rotate (1.5707963267949) translate (13.942cm 12.79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4.237cm" svg:y1="12.751cm" svg:x2="14.003cm" svg:y2="12.495cm">
              <text:p/>
            </draw:line>
            <draw:g>
              <draw:custom-shape draw:style-name="gr5" draw:text-style-name="P6" draw:layer="layout" svg:width="0.356cm" svg:height="0.356cm" draw:transform="rotate (1.5707963267949) translate (13.949cm 11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6" draw:text-style-name="P7" draw:layer="layout" svg:x1="14.244cm" svg:y1="11.863cm" svg:x2="14.01cm" svg:y2="11.607cm">
                <text:p/>
              </draw:line>
            </draw:g>
          </draw:g>
          <draw:g>
            <draw:custom-shape draw:style-name="gr8" draw:text-style-name="P8" draw:layer="layout" svg:width="0.831cm" svg:height="0.344cm" draw:transform="rotate (1.5707963267949) translate (14.2cm 16.142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43cm 16.043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43cm 15.859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43cm 15.651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43cm 15.46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4cm" svg:height="0.044cm" draw:transform="rotate (1.5707963267949) translate (14.18cm 16.024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9cm" svg:height="0.044cm" draw:transform="rotate (1.5707963267949) translate (14.18cm 15.51cm)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8" draw:layer="layout" svg:width="0.831cm" svg:height="0.344cm" draw:transform="rotate (1.5707963267949) translate (14.194cm 13.949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37cm 13.85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37cm 13.666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37cm 13.458cm)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9" draw:layer="layout" svg:width="0.043cm" svg:height="0.044cm" draw:transform="rotate (1.5707963267949) translate (14.337cm 13.268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4cm" svg:height="0.044cm" draw:transform="rotate (1.5707963267949) translate (14.174cm 13.831cm)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8" draw:layer="layout" svg:width="0.089cm" svg:height="0.044cm" draw:transform="rotate (1.5707963267949) translate (14.174cm 13.31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10" draw:layer="layout" svg:width="1.549cm" svg:height="0.906cm" draw:transform="rotate (1.5707963267949) translate (12.892cm 16.622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1.583cm" svg:height="0.906cm" draw:transform="rotate (1.5707963267949) translate (12.892cm 14.463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11" draw:layer="layout" svg:width="1.549cm" svg:height="3.243cm" draw:transform="rotate (1.5707963267949) translate (7.38cm 16.099cm)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12" draw:layer="layout" svg:width="1.05cm" svg:height="1.076cm" draw:transform="rotate (1.5707963267949) translate (7.769cm 15.862cm)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9" draw:layer="layout" svg:width="0.134cm" svg:height="2.816cm" draw:transform="rotate (1.5707963267949) translate (7.651cm 14.722cm)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057cm" draw:transform="rotate (1.5707963267949) translate (7.651cm 16.07cm)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382cm" svg:height="0.214cm" draw:transform="rotate (1.5707963267949) translate (10.349cm 15.501cm)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8" draw:text-style-name="P9" draw:layer="layout" svg:width="0.043cm" svg:height="0.263cm" draw:transform="rotate (1.5707963267949) translate (7.41cm 15.886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47cm" draw:transform="rotate (1.5707963267949) translate (7.41cm 15.707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52cm" draw:transform="rotate (1.5707963267949) translate (7.41cm 15.538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65cm" draw:transform="rotate (1.5707963267949) translate (7.41cm 15.359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165cm" draw:transform="rotate (1.5707963267949) translate (7.409cm 15.178cm)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59cm" draw:transform="rotate (1.5707963267949) translate (7.41cm 14.988cm)">
                <text:p/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043cm" svg:height="0.263cm" draw:transform="rotate (1.5707963267949) translate (7.409cm 14.809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18cm" draw:transform="rotate (-3.14159265358979) translate (7.447cm 15.884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14cm" draw:transform="rotate (-3.14159265358979) translate (7.574cm 15.709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-3.14159265358979) translate (7.447cm 15.539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-3.14159265358979) translate (7.574cm 15.359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-3.14159265358979) translate (7.451cm 15.167cm)">
                <text:p/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0.043cm" svg:height="0.223cm" draw:transform="rotate (-3.14159265358979) translate (7.452cm 14.989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0" draw:text-style-name="P13" draw:layer="layout" svg:width="1.583cm" svg:height="0.906cm" draw:transform="rotate (1.5707963267949) translate (7.423cm 13.943cm)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7" draw:layer="layout" svg:x1="7.569cm" svg:y1="13.934cm" svg:x2="7.569cm" svg:y2="12.36cm">
              <text:p/>
            </draw:line>
            <draw:custom-shape draw:style-name="gr22" draw:text-style-name="P9" draw:layer="layout" svg:width="0.299cm" svg:height="0.271cm" draw:transform="rotate (1.5707963267949) translate (7.803cm 13.353cm)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4" draw:layer="layout" svg:width="0.201cm" svg:height="0.201cm" draw:transform="rotate (1.5707963267949) translate (8.053cm 13.86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4" draw:layer="layout" svg:width="0.201cm" svg:height="0.201cm" draw:transform="rotate (1.5707963267949) translate (8.053cm 12.6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4" draw:text-style-name="P6" draw:layer="layout" svg:width="1.107cm" svg:height="0.884cm" draw:transform="rotate (1.5707963267949) translate (11.82cm 12.709cm)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1" draw:text-style-name="P7" draw:layer="layout" svg:x1="11.968cm" svg:y1="12.244cm" svg:x2="12.039cm" svg:y2="11.708cm">
                <text:p/>
              </draw:line>
              <draw:line draw:style-name="gr21" draw:text-style-name="P7" draw:layer="layout" svg:x1="12.145cm" svg:y1="12.249cm" svg:x2="12.096cm" svg:y2="11.718cm">
                <text:p/>
              </draw:line>
              <draw:line draw:style-name="gr21" draw:text-style-name="P7" draw:layer="layout" svg:x1="12.104cm" svg:y1="11.728cm" svg:x2="12.036cm" svg:y2="11.725cm">
                <text:p/>
              </draw:line>
            </draw:g>
            <draw:g>
              <draw:line draw:style-name="gr21" draw:text-style-name="P7" draw:layer="layout" svg:x1="12.324cm" svg:y1="12.244cm" svg:x2="12.395cm" svg:y2="11.708cm">
                <text:p/>
              </draw:line>
              <draw:line draw:style-name="gr21" draw:text-style-name="P7" draw:layer="layout" svg:x1="12.501cm" svg:y1="12.249cm" svg:x2="12.452cm" svg:y2="11.718cm">
                <text:p/>
              </draw:line>
              <draw:line draw:style-name="gr21" draw:text-style-name="P7" draw:layer="layout" svg:x1="12.46cm" svg:y1="11.728cm" svg:x2="12.392cm" svg:y2="11.725cm">
                <text:p/>
              </draw:line>
            </draw:g>
          </draw:g>
          <draw:g>
            <draw:line draw:style-name="gr21" draw:text-style-name="P7" draw:layer="layout" svg:x1="7.798cm" svg:y1="17.118cm" svg:x2="7.796cm" svg:y2="16.844cm">
              <text:p/>
            </draw:line>
            <draw:line draw:style-name="gr21" draw:text-style-name="P7" draw:layer="layout" svg:x1="8.188cm" svg:y1="16.456cm" svg:x2="7.861cm" svg:y2="16.456cm">
              <text:p/>
            </draw:line>
            <draw:line draw:style-name="gr21" draw:text-style-name="P7" draw:layer="layout" svg:x1="8.275cm" svg:y1="16.856cm" svg:x2="7.792cm" svg:y2="16.856cm">
              <text:p/>
            </draw:line>
            <draw:line draw:style-name="gr21" draw:text-style-name="P7" draw:layer="layout" svg:x1="7.89cm" svg:y1="17.106cm" svg:x2="7.792cm" svg:y2="17.106cm">
              <text:p/>
            </draw:line>
            <draw:line draw:style-name="gr21" draw:text-style-name="P7" draw:layer="layout" svg:x1="8.273cm" svg:y1="16.674cm" svg:x2="7.784cm" svg:y2="16.674cm">
              <text:p/>
            </draw:line>
            <draw:line draw:style-name="gr21" draw:text-style-name="P7" draw:layer="layout" svg:x1="8.18cm" svg:y1="16.45cm" svg:x2="8.265cm" svg:y2="16.559cm">
              <text:p/>
            </draw:line>
            <draw:line draw:style-name="gr21" draw:text-style-name="P7" draw:layer="layout" svg:x1="7.795cm" svg:y1="16.686cm" svg:x2="7.794cm" svg:y2="16.549cm">
              <text:p/>
            </draw:line>
            <draw:line draw:style-name="gr21" draw:text-style-name="P7" draw:layer="layout" svg:x1="8.264cm" svg:y1="16.685cm" svg:x2="8.262cm" svg:y2="16.549cm">
              <text:p/>
            </draw:line>
            <draw:line draw:style-name="gr21" draw:text-style-name="P7" draw:layer="layout" svg:x1="7.789cm" svg:y1="16.556cm" svg:x2="7.87cm" svg:y2="16.452cm">
              <text:p/>
            </draw:line>
          </draw:g>
          <draw:custom-shape draw:style-name="gr25" draw:text-style-name="P14" draw:layer="layout" svg:width="0.995cm" svg:height="0.207cm" draw:transform="rotate (-2.35619449019235) translate (11.772cm 15.86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328cm" svg:height="0.663cm" draw:transform="rotate (1.5707963267949) translate (12.959cm 16.442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0.328cm" svg:height="0.663cm" draw:transform="rotate (1.5707963267949) translate (12.959cm 14.298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6" draw:layer="layout" svg:width="0.253cm" svg:height="0.253cm" draw:transform="rotate (1.5707963267949) translate (12.943cm 13.20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3.176cm" svg:y1="13.077cm" svg:x2="12.962cm" svg:y2="13.077cm">
              <text:p/>
            </draw:line>
            <draw:line draw:style-name="gr6" draw:text-style-name="P7" draw:layer="layout" svg:x1="13.066cm" svg:y1="13.184cm" svg:x2="13.066cm" svg:y2="12.97cm">
              <text:p/>
            </draw:line>
          </draw:g>
          <draw:g>
            <draw:custom-shape draw:style-name="gr5" draw:text-style-name="P6" draw:layer="layout" svg:width="0.253cm" svg:height="0.253cm" draw:transform="rotate (1.5707963267949) translate (12.963cm 15.3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7" draw:layer="layout" svg:x1="13.196cm" svg:y1="15.272cm" svg:x2="12.982cm" svg:y2="15.272cm">
              <text:p/>
            </draw:line>
            <draw:line draw:style-name="gr6" draw:text-style-name="P7" draw:layer="layout" svg:x1="13.086cm" svg:y1="15.379cm" svg:x2="13.086cm" svg:y2="15.165cm">
              <text:p/>
            </draw:line>
          </draw:g>
        </draw:g>
        <draw:g>
          <draw:custom-shape draw:style-name="gr27" draw:text-style-name="P16" draw:layer="layout" svg:width="0.113cm" svg:height="0.113cm" draw:transform="rotate (1.5707963267949) translate (12.955cm 10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2.586cm 10.6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3.321cm 10.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2.771cm 10.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3.124cm 10.3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6" draw:layer="layout" svg:width="0.113cm" svg:height="0.113cm" draw:transform="rotate (1.5707963267949) translate (9.015cm 10.7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8.646cm 10.7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9.381cm 10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8.831cm 10.4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9.184cm 10.4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6" draw:layer="layout" svg:width="0.113cm" svg:height="0.113cm" draw:transform="rotate (1.5707963267949) translate (10.309cm 10.7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9.94cm 10.7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0.675cm 10.7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0.125cm 10.4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0.478cm 10.4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16" draw:layer="layout" svg:width="0.113cm" svg:height="0.113cm" draw:transform="rotate (1.5707963267949) translate (11.641cm 10.7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1.272cm 10.7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2.007cm 10.7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1.457cm 10.4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6" draw:layer="layout" svg:width="0.113cm" svg:height="0.113cm" draw:transform="rotate (1.5707963267949) translate (11.81cm 10.4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16" draw:layer="layout" svg:width="0.113cm" svg:height="0.113cm" draw:transform="rotate (1.5707963267949) translate (11.572cm 15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8" draw:layer="layout" svg:width="0.254cm" svg:height="0.254cm" draw:transform="rotate (1.5707963267949) translate (8.38cm 14.382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9" draw:layer="layout" svg:width="0.099cm" svg:height="0.099cm" draw:transform="rotate (1.5707963267949) translate (8.454cm 14.312cm)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8" draw:layer="layout" svg:width="9.26cm" svg:height="1.464cm" svg:x="6.065cm" svg:y="7.697cm">
          <draw:text-box>
            <text:p text:style-name="P17"><text:span text:style-name="T5">Pushbutton switches at the top,</text:span></text:p>
            <text:p text:style-name="P17"><text:span text:style-name="T5">on the back of the board, facing forward</text:span></text:p>
          </draw:text-box>
        </draw:frame>
        <draw:line draw:style-name="gr31" draw:text-style-name="P7" draw:layer="layout" svg:x1="7.132cm" svg:y1="8.907cm" svg:x2="8.874cm" svg:y2="10.144cm">
          <text:p/>
        </draw:line>
        <draw:frame draw:style-name="gr30" draw:text-style-name="P18" draw:layer="layout" svg:width="2.31cm" svg:height="1.787cm" svg:x="3.926cm" svg:y="12.229cm">
          <draw:text-box>
            <text:p text:style-name="P17"><text:span text:style-name="T5">IMU with pins on left</text:span></text:p>
          </draw:text-box>
        </draw:frame>
        <draw:line draw:style-name="gr31" draw:text-style-name="P7" draw:layer="layout" svg:x1="5.742cm" svg:y1="12.975cm" svg:x2="7.347cm" svg:y2="13.134cm">
          <text:p/>
        </draw:line>
        <draw:line draw:style-name="gr32" draw:text-style-name="P7" draw:layer="layout" svg:x1="7.909cm" svg:y1="13.231cm" svg:x2="9.292cm" svg:y2="13.222cm">
          <text:p/>
        </draw:line>
        <draw:line draw:style-name="gr32" draw:text-style-name="P7" draw:layer="layout" svg:x1="7.945cm" svg:y1="13.231cm" svg:x2="7.945cm" svg:y2="11.608cm">
          <text:p/>
        </draw:line>
        <draw:frame draw:style-name="gr33" draw:text-style-name="P20" draw:layer="layout" svg:width="1.179cm" svg:height="0.774cm" svg:x="7.521cm" svg:y="10.964cm">
          <draw:text-box>
            <text:p text:style-name="P19"><text:span text:style-name="T6">+Y</text:span></text:p>
          </draw:text-box>
        </draw:frame>
        <draw:frame draw:style-name="gr33" draw:text-style-name="P20" draw:layer="layout" svg:width="1.179cm" svg:height="0.774cm" svg:x="9.187cm" svg:y="12.855cm">
          <draw:text-box>
            <text:p text:style-name="P19"><text:span text:style-name="T6">+X</text:span></text:p>
          </draw:text-box>
        </draw:frame>
        <draw:custom-shape draw:style-name="gr9" draw:text-style-name="P9" draw:layer="layout" svg:width="0.06cm" svg:height="0.048cm" svg:x="7.461cm" svg:y="13.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2.84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2.6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2.4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3.7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3.5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3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06cm" svg:height="0.048cm" svg:x="7.461cm" svg:y="13.192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9.26cm" svg:height="1.464cm" svg:x="5.544cm" svg:y="2.845cm">
          <draw:text-box>
            <text:p text:style-name="P17"><text:span text:style-name="T5"><text:s text:c="11"/></text:span><text:span text:style-name="T5">IMU Orientation and Axes</text:span></text:p>
            <text:p text:style-name="P17"><text:span text:style-name="T5">(As seen through a back door in TWIPe)</text:span></text:p>
          </draw:text-box>
        </draw:frame>
        <draw:frame draw:style-name="gr34" draw:text-style-name="P20" draw:layer="layout" svg:width="4.592cm" svg:height="2.811cm" svg:x="2.41cm" svg:y="14.288cm">
          <draw:text-box>
            <text:p text:style-name="P19"><text:span text:style-name="T6">+Z axis comes straight up from the board, towards your eyes.</text:span></text:p>
          </draw:text-box>
        </draw:frame>
        <draw:frame draw:style-name="gr35" draw:text-style-name="P18" draw:layer="layout" svg:width="4.559cm" svg:height="0.911cm" svg:x="2.974cm" svg:y="18.872cm">
          <draw:text-box>
            <text:p text:style-name="P17"><text:span text:style-name="T5">TWIPe’s left side</text:span></text:p>
          </draw:text-box>
        </draw:frame>
        <draw:frame draw:style-name="gr35" draw:text-style-name="P18" draw:layer="layout" svg:width="4.559cm" svg:height="0.911cm" svg:x="14.917cm" svg:y="18.872cm">
          <draw:text-box>
            <text:p text:style-name="P17"><text:span text:style-name="T5">TWIPe’s right side</text:span></text:p>
          </draw:text-box>
        </draw:frame>
        <draw:line draw:style-name="gr36" draw:text-style-name="P7" draw:layer="layout" svg:x1="13.513cm" svg:y1="19.287cm" svg:x2="14.896cm" svg:y2="19.278cm">
          <text:p/>
        </draw:line>
        <draw:line draw:style-name="gr36" draw:text-style-name="P7" draw:layer="layout" svg:x1="8.163cm" svg:y1="19.276cm" svg:x2="6.78cm" svg:y2="19.276cm">
          <text:p/>
        </draw:line>
        <draw:line draw:style-name="gr36" draw:text-style-name="P7" draw:layer="layout" svg:x1="10.16cm" svg:y1="6.567cm" svg:x2="10.16cm" svg:y2="5.184cm">
          <text:p/>
        </draw:line>
        <draw:frame draw:style-name="gr37" draw:text-style-name="P18" draw:layer="layout" svg:width="6.346cm" svg:height="1.03cm" svg:x="10.262cm" svg:y="5.646cm">
          <draw:text-box>
            <text:p text:style-name="P17"><text:span text:style-name="T5">Up, towards TWIPe’s head</text:span></text:p>
          </draw:text-box>
        </draw:frame>
        <draw:line draw:style-name="gr36" draw:text-style-name="P7" draw:layer="layout" svg:x1="10.974cm" svg:y1="20.915cm" svg:x2="10.974cm" svg:y2="22.298cm">
          <text:p/>
        </draw:line>
        <draw:frame draw:style-name="gr38" draw:text-style-name="P18" draw:layer="layout" svg:width="7.892cm" svg:height="1.275cm" svg:x="10.881cm" svg:y="21.132cm">
          <draw:text-box>
            <text:p text:style-name="P17"><text:span text:style-name="T5">Down, towards TWIPe’s wheel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23T14:29:44.562000000</dc:date>
    <meta:editing-duration>PT3H56M1S</meta:editing-duration>
    <meta:editing-cycles>19</meta:editing-cycles>
    <meta:generator>LibreOffice/6.3.5.2$Windows_X86_64 LibreOffice_project/dd0751754f11728f69b42ee2af66670068624673</meta:generator>
    <meta:document-statistic meta:object-count="159"/>
  </office:meta>
</office:document-meta>
</file>